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e1" style:family="table">
      <style:table-properties style:width="15cm" table:align="margins"/>
    </style:style>
    <style:style style:name="Table1.A" style:family="table-column">
      <style:table-column-properties style:column-width="2.487cm" style:rel-column-width="10865*"/>
    </style:style>
    <style:style style:name="Table1.B" style:family="table-column">
      <style:table-column-properties style:column-width="12.513cm" style:rel-column-width="546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2.607cm"/>
    </style:style>
    <style:style style:name="Tabla3.B" style:family="table-column">
      <style:table-column-properties style:column-width="12.73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2.607cm"/>
    </style:style>
    <style:style style:name="Tabla4.B" style:family="table-column">
      <style:table-column-properties style:column-width="6.366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23cm" fo:padding-right="0.123cm" fo:padding-top="0cm" fo:padding-bottom="0cm" fo:border="0.05pt solid #000000"/>
    </style:style>
    <style:style style:name="Tabla4.A3" style:family="table-cell">
      <style:table-cell-properties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a4.B6" style:family="table-cell">
      <style:table-cell-properties fo:padding-left="0.123cm" fo:padding-right="0.123cm" fo:padding-top="0cm" fo:padding-bottom="0cm" fo:border-left="0.05pt solid #000000" fo:border-right="none" fo:border-top="none" fo:border-bottom="0.05pt solid #000000"/>
    </style:style>
    <style:style style:name="Table2" style:family="table">
      <style:table-properties style:width="15.339cm" fo:margin-left="0.25cm" table:align="left" style:writing-mode="lr-tb"/>
    </style:style>
    <style:style style:name="Table2.A" style:family="table-column">
      <style:table-column-properties style:column-width="2.607cm"/>
    </style:style>
    <style:style style:name="Table2.B" style:family="table-column">
      <style:table-column-properties style:column-width="12.73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0.05pt solid #000000"/>
    </style:style>
    <style:style style:name="Table39" style:family="table">
      <style:table-properties style:width="16.321cm" fo:margin-left="-0.199cm" table:align="left" style:writing-mode="lr-tb"/>
    </style:style>
    <style:style style:name="Table39.A" style:family="table-column">
      <style:table-column-properties style:column-width="5.745cm"/>
    </style:style>
    <style:style style:name="Table39.B" style:family="table-column">
      <style:table-column-properties style:column-width="4.59cm"/>
    </style:style>
    <style:style style:name="Table39.C" style:family="table-column">
      <style:table-column-properties style:column-width="5.98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9.C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cm" table:align="margins"/>
    </style:style>
    <style:style style:name="Tabla7.A" style:family="table-column">
      <style:table-column-properties style:column-width="2.487cm" style:rel-column-width="10865*"/>
    </style:style>
    <style:style style:name="Tabla7.B" style:family="table-column">
      <style:table-column-properties style:column-width="12.513cm" style:rel-column-width="54670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5cm" table:align="margins"/>
    </style:style>
    <style:style style:name="Tabla8.A" style:family="table-column">
      <style:table-column-properties style:column-width="2.487cm" style:rel-column-width="10865*"/>
    </style:style>
    <style:style style:name="Tabla8.B" style:family="table-column">
      <style:table-column-properties style:column-width="12.513cm" style:rel-column-width="54670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cm" table:align="margins"/>
    </style:style>
    <style:style style:name="Tabla9.A" style:family="table-column">
      <style:table-column-properties style:column-width="2.487cm" style:rel-column-width="10865*"/>
    </style:style>
    <style:style style:name="Tabla9.B" style:family="table-column">
      <style:table-column-properties style:column-width="12.513cm" style:rel-column-width="54670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ideograph-alpha"/>
    </style:style>
    <style:style style:name="P10" style:family="paragraph" style:parent-style-name="Standard">
      <style:paragraph-properties fo:text-align="end" style:justify-single-word="false" style:text-autospace="ideograph-alpha"/>
      <style:text-properties officeooo:paragraph-rsid="000490ba"/>
    </style:style>
    <style:style style:name="P1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fo:language="en" fo:country="US" style:language-asian="ja" style:country-asian="JP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font-size="12pt" officeooo:paragraph-rsid="00058159" style:font-size-asian="10.5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07a11a" officeooo:paragraph-rsid="0007a11a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0615b2" officeooo:paragraph-rsid="000615b2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2pt" fo:font-style="italic" fo:font-weight="normal" officeooo:rsid="0007a11a" officeooo:paragraph-rsid="0007a11a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Times New Roman" fo:font-size="12pt" officeooo:rsid="0007a11a" officeooo:paragraph-rsid="000b6f4a" style:font-size-asian="12pt" style:font-name-complex="Times New Roman" style:font-size-complex="12pt"/>
    </style:style>
    <style:style style:name="P2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0b6f4a" style:font-size-asian="12pt" style:font-name-complex="Times New Roman" style:font-size-complex="12pt"/>
    </style:style>
    <style:style style:name="P21" style:family="paragraph" style:parent-style-name="Table_20_Contents">
      <style:text-properties style:font-name="Times New Roman" fo:font-size="12pt" fo:font-weight="bold" officeooo:rsid="000615b2" officeooo:paragraph-rsid="000615b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Times New Roman" fo:font-size="12pt" fo:font-weight="bold" officeooo:rsid="0007a11a" officeooo:paragraph-rsid="0007a11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es" fo:country="ES" officeooo:paragraph-rsid="00058159" style:font-size-asian="12pt" style:font-name-complex="Verdana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style:font-name="Times New Roman" fo:font-size="12pt" fo:language="es" fo:country="ES" officeooo:paragraph-rsid="00058159" style:font-size-asian="12pt" style:font-name-complex="Verdana" style:font-size-complex="12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paragraph-rsid="0007a11a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07a11a" officeooo:paragraph-rsid="0007a11a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paragraph-rsid="0007a11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07a11a" officeooo:paragraph-rsid="0007a11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paragraph-rsid="0007a11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07a11a" officeooo:paragraph-rsid="0007a11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style:font-size-asian="10.5pt" style:font-size-complex="12pt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0a1d63" officeooo:paragraph-rsid="000a1d63" style:font-size-asian="10.5pt" style:font-size-complex="12pt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style="italic" officeooo:rsid="000a1d63" officeooo:paragraph-rsid="000a1d63" style:font-size-asian="10.5pt" style:font-style-asian="italic" style:font-size-complex="12pt" style:font-style-complex="italic"/>
    </style:style>
    <style:style style:name="P36" style:family="paragraph" style:parent-style-name="Heading_20_2">
      <style:paragraph-properties fo:margin-top="0cm" fo:margin-bottom="0cm" loext:contextual-spacing="false" fo:line-height="100%"/>
      <style:text-properties fo:color="#000000" style:font-name="Times New Roman" fo:font-size="12pt" officeooo:paragraph-rsid="000b6f4a" style:font-size-asian="12pt" style:font-name-complex="Times New Roman" style:font-size-complex="12pt"/>
    </style:style>
    <style:style style:name="P37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Standard">
      <style:text-properties officeooo:rsid="000ceeb4" officeooo:paragraph-rsid="000ceeb4"/>
    </style:style>
    <style:style style:name="P40" style:family="paragraph" style:parent-style-name="Standard">
      <style:paragraph-properties fo:text-align="start" style:justify-single-word="false" style:text-autospace="ideograph-alpha"/>
      <style:text-properties officeooo:rsid="000ceeb4" officeooo:paragraph-rsid="000ceeb4"/>
    </style:style>
    <style:style style:name="P41" style:family="paragraph" style:parent-style-name="Standard">
      <style:text-properties style:font-name="Times New Roman" fo:font-size="12pt" fo:language="es" fo:country="ES" officeooo:rsid="000ceeb4" officeooo:paragraph-rsid="00058159" style:font-size-asian="12pt" style:font-name-complex="Verdana" style:font-size-complex="12pt"/>
    </style:style>
    <style:style style:name="P42" style:family="paragraph" style:parent-style-name="Standard">
      <style:text-properties officeooo:paragraph-rsid="000ceeb4"/>
    </style:style>
    <style:style style:name="P43" style:family="paragraph" style:parent-style-name="Standard">
      <style:paragraph-properties fo:margin-top="0cm" fo:margin-bottom="0cm" loext:contextual-spacing="false"/>
      <style:text-properties style:font-name="Times New Roman" fo:font-size="12pt" fo:language="es" fo:country="ES" officeooo:paragraph-rsid="00058159" style:font-size-asian="12pt" style:font-name-complex="Verdana" style:font-size-complex="12pt"/>
    </style:style>
    <style:style style:name="P44" style:family="paragraph" style:parent-style-name="Standard">
      <style:paragraph-properties fo:margin-top="0cm" fo:margin-bottom="0cm" loext:contextual-spacing="false"/>
      <style:text-properties style:font-name="Times New Roman" fo:font-size="12pt" fo:language="es" fo:country="ES" officeooo:rsid="000ceeb4" officeooo:paragraph-rsid="000ceeb4" style:font-size-asian="12pt" style:font-name-complex="Verdana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officeooo:paragraph-rsid="00058159"/>
    </style:style>
    <style:style style:name="P46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058159"/>
    </style:style>
    <style:style style:name="P47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058159" officeooo:paragraph-rsid="00058159"/>
    </style:style>
    <style:style style:name="P48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paragraph-rsid="000ceeb4"/>
    </style:style>
    <style:style style:name="P49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0b6f4a"/>
    </style:style>
    <style:style style:name="P50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058159" officeooo:paragraph-rsid="00058159"/>
    </style:style>
    <style:style style:name="P51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</style:style>
    <style:style style:name="P52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07a11a"/>
    </style:style>
    <style:style style:name="P53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07a11a" officeooo:paragraph-rsid="0007a11a"/>
    </style:style>
    <style:style style:name="P54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5" style:family="paragraph" style:parent-style-name="Table_20_Contents">
      <style:text-properties style:font-name="Times New Roman" fo:font-size="12pt" officeooo:rsid="000ceeb4" officeooo:paragraph-rsid="000ceeb4" style:font-size-asian="12pt" style:font-size-complex="12pt"/>
    </style:style>
    <style:style style:name="P56" style:family="paragraph" style:parent-style-name="Table_20_Contents">
      <style:text-properties style:font-name="Times New Roman" fo:font-size="12pt" officeooo:rsid="000ceeb4" officeooo:paragraph-rsid="001051ab" style:font-size-asian="12pt" style:font-size-complex="12pt"/>
    </style:style>
    <style:style style:name="P57" style:family="paragraph" style:parent-style-name="Table_20_Contents">
      <style:text-properties style:font-name="Times New Roman" fo:font-size="12pt" officeooo:rsid="000e572c" officeooo:paragraph-rsid="000e572c" style:font-size-asian="12pt" style:font-size-complex="12pt"/>
    </style:style>
    <style:style style:name="P58" style:family="paragraph" style:parent-style-name="Table_20_Contents">
      <style:text-properties style:font-name="Times New Roman" fo:font-size="12pt" officeooo:rsid="000e572c" officeooo:paragraph-rsid="001051ab" style:font-size-asian="12pt" style:font-size-complex="12pt"/>
    </style:style>
    <style:style style:name="P59" style:family="paragraph" style:parent-style-name="Table_20_Contents">
      <style:text-properties style:font-name="Times New Roman" fo:font-size="12pt" fo:font-weight="bold" officeooo:rsid="0007a11a" officeooo:paragraph-rsid="000ceeb4" style:font-size-asian="12pt" style:font-weight-asian="bold" style:font-size-complex="12pt" style:font-weight-complex="bold"/>
    </style:style>
    <style:style style:name="P60" style:family="paragraph" style:parent-style-name="Table_20_Contents">
      <style:text-properties style:font-name="Times New Roman" fo:font-size="12pt" fo:font-weight="bold" officeooo:rsid="000615b2" officeooo:paragraph-rsid="000ceeb4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90ba" style:font-weight-asian="bold" style:font-weight-complex="bold"/>
    </style:style>
    <style:style style:name="T4" style:family="text">
      <style:text-properties officeooo:rsid="000490ba"/>
    </style:style>
    <style:style style:name="T5" style:family="text">
      <style:text-properties officeooo:rsid="0007a11a"/>
    </style:style>
    <style:style style:name="T6" style:family="text">
      <style:text-properties officeooo:rsid="000ceeb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051a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Standard"/>
      <text:p text:style-name="Standard"/>
      <text:p text:style-name="P11">Programación <text:span text:style-name="T4">Orientada a Objetos II</text:span></text:p>
      <text:p text:style-name="P12"/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 </text:p>
      <text:p text:style-name="P8">Modelo de Casos de U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Grupo <text:span text:style-name="T6">1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9">Integrante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39">Ulises C. Ramirez</text:p>
          </table:table-cell>
          <table:table-cell table:style-name="Tabla1.A1" office:value-type="string">
            <text:p text:style-name="P10"><text:span text:style-name="T3">Leg.</text:span><text:span text:style-name="T2">:</text:span> <text:span text:style-name="T6">LS00704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40">Lic. Claudio Omar Biale</text:p>
          </table:table-cell>
        </table:table-row>
      </table:table>
      <text:p text:style-name="Standard"/>
      <text:h text:style-name="P46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8">Índice<text:tab/>2</text:p>
          <text:p text:style-name="P38">Introducción<text:tab/>3</text:p>
          <text:p text:style-name="P37">Presentación General<text:tab/>3</text:p>
          <text:p text:style-name="P37">Participantes del Proyecto<text:tab/>3</text:p>
          <text:p text:style-name="P37">Objetivos del Sistema<text:tab/>3</text:p>
          <text:p text:style-name="P38">Actores y Casos de Uso<text:tab/>4</text:p>
          <text:p text:style-name="P37">Actores<text:tab/>4</text:p>
          <text:p text:style-name="P37">Casos de Uso<text:tab/>4</text:p>
          <text:p text:style-name="P37">Especificación de Requisitos no Funcionales<text:tab/>4</text:p>
          <text:p text:style-name="P38">Glosario<text:tab/>5</text:p>
        </text:index-body>
      </text:table-of-content>
      <text:p text:style-name="P13"/>
      <text:p text:style-name="Standard"/>
      <text:p text:style-name="Standard"/>
      <text:p text:style-name="Standard"/>
      <text:p text:style-name="Standard"/>
      <text:p text:style-name="Standard"/>
      <text:h text:style-name="P47" text:outline-level="1">Introducción</text:h>
      <text:p text:style-name="P15"/>
      <text:h text:style-name="P50" text:outline-level="2">Presentación General</text:h>
      <text:p text:style-name="P23"/>
      <text:p text:style-name="P23">Descripción breve de las principales características del sistema de software que se va a desarrollar, la situación actual que generar la necesidad de un nuevo desarrollo, la problemática que se acomete, y cualquier otra consideración que sitúe al posible lector en el contexto oportuno para comprender el resto del documento.</text:p>
      <text:p text:style-name="P23"/>
      <text:h text:style-name="P50" text:outline-level="2">Participantes del Proyecto</text:h>
      <text:p text:style-name="P41"/>
      <text:p text:style-name="P44">Desarrollador: alumno, <text:span text:style-name="T2">Ulises C Ramirez.</text:span></text:p>
      <text:p text:style-name="P44"><text:span text:style-name="T7">Cliente: cátedra Programación Orientada a Objetos II, Lic. Claudio Omar Biale</text:span></text:p>
      <text:p text:style-name="P24"/>
      <text:h text:style-name="P50" text:outline-level="2"/>
      <text:h text:style-name="P50" text:outline-level="2">Objetivos del Sistema</text:h>
      <text:p text:style-name="P24"/>
      <text:p text:style-name="P44">[<text:span text:style-name="T8">Estos objetivos, ¿los tenemos que desarrollar con respecto a lo que nos estamos circunscribiendo ahora? Es decir, ¿las cuatro operaciones que aparecen en el trabajo integrador?</text:span>] En este momento lo voy a tomar como que los objetivos que se proponen alcanzar estén relacionados con las cuatro operaciones propuestas en el sub-punto 4 del punto 1 de la primera parte del trabajo integrador.</text:p>
      <text:p text:style-name="P44"/>
      <text:p text:style-name="P24">Se debe hacer una lista con los objetivos que se esperan alcanzar con el software a desarrollar.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Nombre</text:p>
          </table:table-cell>
          <table:table-cell table:style-name="Table1.B1" office:value-type="string">
            <text:p text:style-name="P55">Alta de aparato</text:p>
          </table:table-cell>
        </table:table-row>
        <table:table-row>
          <table:table-cell table:style-name="Table1.A2" office:value-type="string">
            <text:p text:style-name="P21">Descripción</text:p>
          </table:table-cell>
          <table:table-cell table:style-name="Table1.B2" office:value-type="string">
            <text:p text:style-name="P55">El sistema debe proveer los mecanismos para que un Aparato se pueda dar de alta para así formar parte del conjunto de aparatos que se puedan asociar a las diferentes habitaciones.</text:p>
          </table:table-cell>
        </table:table-row>
      </table:table>
      <text:p text:style-name="P4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9">Nombre</text:p>
          </table:table-cell>
          <table:table-cell table:style-name="Tabla9.B1" office:value-type="string">
            <text:p text:style-name="P55">Alta de edificio</text:p>
          </table:table-cell>
        </table:table-row>
        <table:table-row>
          <table:table-cell table:style-name="Tabla9.A2" office:value-type="string">
            <text:p text:style-name="P60">Descripción</text:p>
          </table:table-cell>
          <table:table-cell table:style-name="Tabla9.B2" office:value-type="string">
            <text:p text:style-name="P55">El sistema debe proveer los mecanismos para que un edificio pueda ser agregado a la lista de edificaciones que pertenezcan a este usuario.</text:p>
          </table:table-cell>
        </table:table-row>
      </table:table>
      <text:p text:style-name="P4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9">Nombre</text:p>
          </table:table-cell>
          <table:table-cell table:style-name="Tabla8.B1" office:value-type="string">
            <text:p text:style-name="P57"><text:span text:style-name="T9">Prender </text:span>aparato</text:p>
          </table:table-cell>
        </table:table-row>
        <table:table-row>
          <table:table-cell table:style-name="Tabla8.A2" office:value-type="string">
            <text:p text:style-name="P60">Descripción</text:p>
          </table:table-cell>
          <table:table-cell table:style-name="Tabla8.B2" office:value-type="string">
            <text:p text:style-name="P55">El sistema debe proveer los mecanismos <text:span text:style-name="T9">que permitan el cambio de estado del aparato</text:span>. <text:span text:style-name="T9">En este caso, de estar apagado a estar encendido.</text:span></text:p>
          </table:table-cell>
        </table:table-row>
      </table:table>
      <text:p text:style-name="P4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9">Nombre</text:p>
          </table:table-cell>
          <table:table-cell table:style-name="Tabla7.B1" office:value-type="string">
            <text:p text:style-name="P58">Apagar <text:span text:style-name="T9">aparato</text:span></text:p>
          </table:table-cell>
        </table:table-row>
        <table:table-row>
          <table:table-cell table:style-name="Tabla7.A2" office:value-type="string">
            <text:p text:style-name="P60">Descripción</text:p>
          </table:table-cell>
          <table:table-cell table:style-name="Tabla7.B2" office:value-type="string">
            <text:p text:style-name="P56">El sistema debe proveer los mecanismos <text:span text:style-name="T9">que permitan el cambio de estado del aparato</text:span>. <text:span text:style-name="T9">En este caso, de estar encendido a estar apagado.</text:span></text:p>
          </table:table-cell>
        </table:table-row>
      </table:table>
      <text:p text:style-name="P42"/>
      <text:p text:style-name="P42"/>
      <text:h text:style-name="P48" text:outline-level="1"><text:bookmark-start text:name="_Toc100406086"/>Actores y Casos de Uso<text:bookmark-end text:name="_Toc100406086"/></text:h>
      <text:p text:style-name="P17"/>
      <text:p text:style-name="P18">[Figura correspondiente al diagrama de casos de uso del sistema]</text:p>
      <text:p text:style-name="P18"/>
      <text:p text:style-name="P17">Se presenta una descripción de los actores involucrados en el modelo de Casos de Uso y una descripción de alto nivel de los casos de uso del sistema. Cada caso de uso incluye una sección con los actores involucrados en él.</text:p>
      <text:p text:style-name="P14"/>
      <text:h text:style-name="P51" text:outline-level="2"><text:bookmark-start text:name="_Toc100406087"/>Actores<text:bookmark-end text:name="_Toc100406087"/></text:h>
      <text:p text:style-name="P16"/>
      <text:p text:style-name="P16">Se incluye una breve descripción de cada uno de los actores involucrados. Cada actor está descrito de la siguiente manera:</text:p>
      <text:p text:style-name="P1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Nombre</text:p>
          </table:table-cell>
          <table:table-cell table:style-name="Tabla3.A1" office:value-type="string">
            <text:p text:style-name="P25">Nombre del actor.</text:p>
          </table:table-cell>
        </table:table-row>
        <table:table-row table:style-name="Tabla3.1">
          <table:table-cell table:style-name="Tabla3.A1" office:value-type="string">
            <text:p text:style-name="P28">Descripción</text:p>
          </table:table-cell>
          <table:table-cell table:style-name="Tabla3.A1" office:value-type="string">
            <text:p text:style-name="P25">Descripción del actor.</text:p>
          </table:table-cell>
        </table:table-row>
      </table:table>
      <text:p text:style-name="P25"/>
      <text:h text:style-name="P52" text:outline-level="2"><text:bookmark-start text:name="_Toc100406088"/>Casos de Uso<text:bookmark-end text:name="_Toc100406088"/></text:h>
      <text:p text:style-name="P27"/>
      <text:p text:style-name="P27">Cada caso de uso está descrito de la siguiente manera:</text:p>
      <text:p text:style-name="P27"/>
      <table:table table:name="Tabla4" table:style-name="Tabla4">
        <table:table-column table:style-name="Tabla4.A"/>
        <table:table-column table:style-name="Tabla4.B" table:number-columns-repeated="2"/>
        <table:table-row table:style-name="Tabla4.1">
          <table:table-cell table:style-name="Tabla4.A1" office:value-type="string">
            <text:p text:style-name="P30">Nombre</text:p>
          </table:table-cell>
          <table:table-cell table:style-name="Tabla4.A1" table:number-columns-spanned="2" office:value-type="string">
            <text:p text:style-name="P25">Nombre del caso de uso.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28">Actores</text:p>
          </table:table-cell>
          <table:table-cell table:style-name="Tabla4.A1" table:number-columns-spanned="2" office:value-type="string">
            <text:p text:style-name="P25">Nombre de los actores participantes.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30">Tipo</text:p>
          </table:table-cell>
          <table:table-cell table:style-name="Tabla4.A3" table:number-columns-spanned="2" office:value-type="string">
            <text:p text:style-name="P27">Tipo del caso de uso.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28">Descripción</text:p>
          </table:table-cell>
          <table:table-cell table:style-name="Tabla4.A1" table:number-columns-spanned="2" office:value-type="string">
            <text:p text:style-name="P25">Descripción en alto nivel del caso de uso.</text:p>
          </table:table-cell>
          <table:covered-table-cell/>
        </table:table-row>
        <table:table-row table:style-name="Tabla4.1">
          <table:table-cell table:style-name="Tabla4.A3" table:number-columns-spanned="3" office:value-type="string">
            <text:p text:style-name="P30">Flujo de Eventos</text:p>
          </table:table-cell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30">Curso</text:p>
          </table:table-cell>
          <table:table-cell table:style-name="Tabla4.B6" office:value-type="string">
            <text:p text:style-name="P30">Acción de los Actores</text:p>
          </table:table-cell>
          <table:table-cell table:style-name="Tabla4.A3" office:value-type="string">
            <text:p text:style-name="P30">Respuesta del Sistema</text:p>
          </table:table-cell>
        </table:table-row>
        <table:table-row table:style-name="Tabla4.1">
          <table:table-cell table:style-name="Tabla4.A3" office:value-type="string">
            <text:p text:style-name="P32">1</text:p>
          </table:table-cell>
          <table:table-cell table:style-name="Tabla4.B6" office:value-type="string">
            <text:p text:style-name="P26">… </text:p>
          </table:table-cell>
          <table:table-cell table:style-name="Tabla4.A3" office:value-type="string">
            <text:p text:style-name="P25">… </text:p>
          </table:table-cell>
        </table:table-row>
        <table:table-row table:style-name="Tabla4.1">
          <table:table-cell table:style-name="Tabla4.A3" office:value-type="string">
            <text:p text:style-name="P32">2</text:p>
          </table:table-cell>
          <table:table-cell table:style-name="Tabla4.B6" office:value-type="string">
            <text:p text:style-name="P26">… </text:p>
          </table:table-cell>
          <table:table-cell table:style-name="Tabla4.A3" office:value-type="string">
            <text:p text:style-name="P26">… </text:p>
          </table:table-cell>
        </table:table-row>
        <table:table-row table:style-name="Tabla4.1">
          <table:table-cell table:style-name="Tabla4.A3" office:value-type="string">
            <text:p text:style-name="P32">3</text:p>
          </table:table-cell>
          <table:table-cell table:style-name="Tabla4.B6" office:value-type="string">
            <text:p text:style-name="P26">… </text:p>
          </table:table-cell>
          <table:table-cell table:style-name="Tabla4.A3" office:value-type="string">
            <text:p text:style-name="P26">… </text:p>
          </table:table-cell>
        </table:table-row>
        <table:table-row table:style-name="Tabla4.1">
          <table:table-cell table:style-name="Tabla4.A3" table:number-columns-spanned="3" office:value-type="string">
            <text:p text:style-name="P30">Excepciones</text:p>
          </table:table-cell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31">… </text:p>
          </table:table-cell>
          <table:table-cell table:style-name="Tabla4.B6" office:value-type="string">
            <text:p text:style-name="P26">… </text:p>
          </table:table-cell>
          <table:table-cell table:style-name="Tabla4.A3" office:value-type="string">
            <text:p text:style-name="P26">… </text:p>
          </table:table-cell>
        </table:table-row>
      </table:table>
      <text:p text:style-name="P33"/>
      <text:p text:style-name="P35">Es posible utilizar para el flujo de eventos un formato de una sola columna.</text:p>
      <text:p text:style-name="P35">Excepciones se refiere a flujos alternativos.</text:p>
      <text:p text:style-name="P34"/>
      <text:h text:style-name="P53" text:outline-level="2">Especificación de Requisitos no Funcionales</text:h>
      <text:p text:style-name="P27"/>
      <text:p text:style-name="P27">Cada requisito no funcional está descrito de la siguiente manera:</text:p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Nombre</text:p>
          </table:table-cell>
          <table:table-cell table:style-name="Table2.A1" office:value-type="string">
            <text:p text:style-name="P26">Nombre del <text:span text:style-name="T5">requisito no funcional</text:span>.</text:p>
          </table:table-cell>
        </table:table-row>
        <table:table-row table:style-name="Table2.1">
          <table:table-cell table:style-name="Table2.A1" office:value-type="string">
            <text:p text:style-name="P29">Descripción</text:p>
          </table:table-cell>
          <table:table-cell table:style-name="Table2.A1" office:value-type="string">
            <text:p text:style-name="P26">Descripción <text:span text:style-name="T5">del requisito no funcional.</text:span></text:p>
          </table:table-cell>
        </table:table-row>
      </table:table>
      <text:p text:style-name="P16"/>
      <text:h text:style-name="P49" text:outline-level="1">Glosario</text:h>
      <text:h text:style-name="P36" text:outline-level="2"/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20">Término</text:p>
          </table:table-cell>
          <table:table-cell table:style-name="Table39.A1" office:value-type="string">
            <text:p text:style-name="P20">Categoría</text:p>
          </table:table-cell>
          <table:table-cell table:style-name="Table39.C1" office:value-type="string">
            <text:p text:style-name="P20">Comentarios</text:p>
          </table:table-cell>
        </table:table-row>
        <table:table-row table:style-name="Table39.1">
          <table:table-cell table:style-name="Table39.A2" office:value-type="string">
            <text:p text:style-name="P20">Anular Reserva</text:p>
          </table:table-cell>
          <table:table-cell table:style-name="Table39.B2" office:value-type="string">
            <text:p text:style-name="P20">Caso de Uso</text:p>
          </table:table-cell>
          <table:table-cell table:style-name="Table39.C2" office:value-type="string">
            <text:p text:style-name="P20">Proceso que permite anular una reserva.</text:p>
          </table:table-cell>
        </table:table-row>
        <table:table-row table:style-name="Table39.1">
          <table:table-cell table:style-name="Table39.A3" office:value-type="string">
            <text:p text:style-name="P20">…</text:p>
          </table:table-cell>
          <table:table-cell table:style-name="Table39.B3" office:value-type="string">
            <text:p text:style-name="P20">…</text:p>
          </table:table-cell>
          <table:table-cell table:style-name="Table39.C3" office:value-type="string">
            <text:p text:style-name="P20">..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WW-caption" style:family="paragraph" style:parent-style-name="Standard">
      <style:paragraph-properties fo:margin-top="0.212cm" fo:margin-bottom="0.212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1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language-asian="zxx" style:country-asian="none"/>
    </style:style>
    <style:style style:name="RTF_5f_Num_20_2_20_3" style:display-name="RTF_Num 2 3" style:family="text">
      <style:text-properties fo:language="es" fo:country="UY" style:language-asian="zxx" style:country-asian="none"/>
    </style:style>
    <style:style style:name="RTF_5f_Num_20_2_20_4" style:display-name="RTF_Num 2 4" style:family="text">
      <style:text-properties fo:language="es" fo:country="UY" style:language-asian="zxx" style:country-asian="none"/>
    </style:style>
    <style:style style:name="RTF_5f_Num_20_2_20_5" style:display-name="RTF_Num 2 5" style:family="text">
      <style:text-properties fo:language="es" fo:country="UY" style:language-asian="zxx" style:country-asian="none"/>
    </style:style>
    <style:style style:name="RTF_5f_Num_20_2_20_6" style:display-name="RTF_Num 2 6" style:family="text">
      <style:text-properties fo:language="es" fo:country="UY" style:language-asian="zxx" style:country-asian="none"/>
    </style:style>
    <style:style style:name="RTF_5f_Num_20_2_20_7" style:display-name="RTF_Num 2 7" style:family="text">
      <style:text-properties fo:language="es" fo:country="UY" style:language-asian="zxx" style:country-asian="none"/>
    </style:style>
    <style:style style:name="RTF_5f_Num_20_2_20_8" style:display-name="RTF_Num 2 8" style:family="text">
      <style:text-properties fo:language="es" fo:country="UY" style:language-asian="zxx" style:country-asian="none"/>
    </style:style>
    <style:style style:name="RTF_5f_Num_20_2_20_9" style:display-name="RTF_Num 2 9" style:family="text">
      <style:text-properties fo:language="es" fo:country="UY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4_20_2" style:display-name="RTF_Num 4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5_20_1" style:display-name="RTF_Num 5 1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2" style:display-name="RTF_Num 5 2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3" style:display-name="RTF_Num 5 3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4" style:display-name="RTF_Num 5 4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5" style:display-name="RTF_Num 5 5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6" style:display-name="RTF_Num 5 6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7" style:display-name="RTF_Num 5 7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8" style:display-name="RTF_Num 5 8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9" style:display-name="RTF_Num 5 9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6_20_1" style:display-name="RTF_Num 6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7_20_1" style:display-name="RTF_Num 7 1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2" style:display-name="RTF_Num 7 2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3" style:display-name="RTF_Num 7 3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4" style:display-name="RTF_Num 7 4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5" style:display-name="RTF_Num 7 5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6" style:display-name="RTF_Num 7 6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7" style:display-name="RTF_Num 7 7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8" style:display-name="RTF_Num 7 8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9" style:display-name="RTF_Num 7 9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9_20_2" style:display-name="RTF_Num 9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9_20_3" style:display-name="RTF_Num 9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4" style:display-name="RTF_Num 9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9_20_5" style:display-name="RTF_Num 9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9_20_6" style:display-name="RTF_Num 9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7" style:display-name="RTF_Num 9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9_20_8" style:display-name="RTF_Num 9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9_20_9" style:display-name="RTF_Num 9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10_20_1" style:display-name="RTF_Num 10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name-asian="Times New Roman" style:font-family-asian="'Times New Roman'" style:font-family-generic-asian="roman" style:font-pitch-asian="variable" style:font-size-asian="8pt" style:language-asian="en" style:country-asian="US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7" style:display-name="RTF_Num 7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/>
      </style:header>
      <style:header-left>
        <text:p text:style-name="Header"/>
      </style:header-left>
      <style:footer>
        <text:p text:style-name="MP3"/>
        <text:p text:style-name="MP4"><text:span text:style-name="page_20_number"><text:span text:style-name="MT1"><text:s text:c="149"/><text:tab/></text:span></text:span><text:page-number style:num-format="1"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9T19:26:00</meta:creation-date>
    <dc:date>2017-11-22T19:41:16.258659843</dc:date>
    <meta:generator>LibreOffice/5.1.6.2$Linux_X86_64 LibreOffice_project/10m0$Build-2</meta:generator>
    <meta:editing-duration>PT34M27S</meta:editing-duration>
    <meta:editing-cycles>10</meta:editing-cycles>
    <meta:document-statistic meta:table-count="10" meta:image-count="0" meta:object-count="0" meta:page-count="5" meta:paragraph-count="101" meta:word-count="548" meta:character-count="3447" meta:non-whitespace-character-count="2838"/>
  </office:meta>
</office:document-meta>
</file>